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2.2453in"/>
    </style:style>
    <style:style style:name="co4" style:family="table-column">
      <style:table-column-properties fo:break-before="auto" style:column-width="1.2984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Image</text:p>
          </table:table-cell>
          <table:table-cell office:value-type="string">
            <text:p>Year</text:p>
          </table:table-cell>
          <table:table-cell office:value-type="string">
            <text:p>City</text:p>
          </table:table-cell>
          <table:table-cell office:value-type="string">
            <text:p>County</text:p>
          </table:table-cell>
          <table:table-cell table:style-name="ce1" office:value-type="string">
            <text:p>Name of Concern</text:p>
          </table:table-cell>
          <table:table-cell table:style-name="ce2" office:value-type="string">
            <text:p>Type</text:p>
          </table:table-cell>
          <table:table-cell office:value-type="string">
            <text:p>Pecuniary Strength</text:p>
          </table:table-cell>
          <table:table-cell office:value-type="string">
            <text:p>Credit Rating</text:p>
          </table:table-cell>
          <table:table-cell table:style-name="ce2" office:value-type="string">
            <text:p>Notes in Images</text:p>
          </table:table-cell>
          <table:table-cell table:style-name="ce1" office:value-type="string">
            <text:p>Data Entry Notes</text:p>
          </table:table-cell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Burnside Brothers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Cooper R.L.</text:p>
          </table:table-cell>
          <table:table-cell office:value-type="string">
            <text:p>Restauran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Duett G. W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Dunn E.M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Dunn &amp; Tankinson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Humphries C. H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Humphries J.H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Marietta Lumber Co.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r of Hammond, La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Moody A. &amp; L.F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Salter T. G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Sims Mrs. W. R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Talbert J.M.</text:p>
          </table:table-cell>
          <table:table-cell office:value-type="string">
            <text:p>Blacksmith 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Banks G. B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Bethany I. W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Burroughs J. W.</text:p>
          </table:table-cell>
          <table:table-cell office:value-type="string">
            <text:p>Gin and Grist Mill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Clark J. H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Clark &amp; Greenshaw</text:p>
          </table:table-cell>
          <table:table-cell office:value-type="string">
            <text:p>Saw Mill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Lewis J. A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McBeath W.W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McCraw Chas. M.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Adcock Motor Co.</text:p>
          </table:table-cell>
          <table:table-cell office:value-type="string">
            <text:p>Dealer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arrett Mrs. A. C.</text:p>
          </table:table-cell>
          <table:table-cell office:value-type="string">
            <text:p>Grocery Stor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arrett J.R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ach Milk Products Co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ckham G. F.</text:p>
          </table:table-cell>
          <table:table-cell office:value-type="string">
            <text:p>Restaurant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nwalt Drug Store</text:p>
          </table:table-cell>
          <table:table-cell table:number-columns-repeated="3"/>
          <table:table-cell office:value-type="string">
            <text:p>not inc., see Hays Pharmacy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nwalt Hotel</text:p>
          </table:table-cell>
          <table:table-cell table:number-columns-repeated="3"/>
          <table:table-cell office:value-type="string">
            <text:p>see Great Southern Hotel, Meridian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rand D.S.</text:p>
          </table:table-cell>
          <table:table-cell office:value-type="string">
            <text:p>Mea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rantley D.M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urt A.T.</text:p>
          </table:table-cell>
          <table:table-cell office:value-type="string">
            <text:p>Grocery Stor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yars A.L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entral Service Stat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heatham &amp; Stribling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oble Jack</text:p>
          </table:table-cell>
          <table:table-cell office:value-type="string">
            <text:p>Gasoline &amp; Oi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oghlan W.E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ole Bros. Co.</text:p>
          </table:table-cell>
          <table:table-cell office:value-type="string">
            <text:p>Wholesale Grocer</text:p>
          </table:table-cell>
          <table:table-cell office:value-type="string">
            <text:p>C+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ooper C.A. &amp; D.A. Phillips</text:p>
          </table:table-cell>
          <table:table-cell office:value-type="string">
            <text:p>Service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ex Osman</text:p>
          </table:table-cell>
          <table:table-cell office:value-type="string">
            <text:p>Saw Mill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rain W.W.</text:p>
          </table:table-cell>
          <table:table-cell office:value-type="string">
            <text:p>Blacksmith 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ansby W.M.</text:p>
          </table:table-cell>
          <table:table-cell office:value-type="string">
            <text:p>Watch Repai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es J.T.</text:p>
          </table:table-cell>
          <table:table-cell office:value-type="string">
            <text:p>Livery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es W.H.</text:p>
          </table:table-cell>
          <table:table-cell office:value-type="string">
            <text:p>Grocer</text:p>
          </table:table-cell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es Funeral Hom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 Weese Gene</text:p>
          </table:table-cell>
          <table:table-cell office:value-type="string">
            <text:p>Saw Mill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 Weese W.L.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 Weese A. Lumber Co.</text:p>
          </table:table-cell>
          <table:table-cell office:value-type="string">
            <text:p>Saw Mill</text:p>
          </table:table-cell>
          <table:table-cell office:value-type="string">
            <text:p>C+</text:p>
          </table:table-cell>
          <table:table-cell office:value-type="float" office:value="1.5">
            <text:p>1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obbs Hote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onald E.P. &amp; Son</text:p>
          </table:table-cell>
          <table:table-cell office:value-type="string">
            <text:p>Wholesale &amp; Retail, Grocery Store</text:p>
          </table:table-cell>
          <table:table-cell office:value-type="string">
            <text:p>C+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rane Dry Cleaners</text:p>
          </table:table-cell>
          <table:table-cell/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Estes Grocery Store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amblin T.J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rafton J.V. </text:p>
          </table:table-cell>
          <table:table-cell office:value-type="string">
            <text:p>Fill Station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raves Gin Co.</text:p>
          </table:table-cell>
          <table:table-cell table:number-columns-repeated="3"/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ray J.H.</text:p>
          </table:table-cell>
          <table:table-cell office:value-type="string">
            <text:p>Gin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uthrie W.H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rdy Alford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rrison J.B.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ys Pharmacy</text:p>
          </table:table-cell>
          <table:table-cell/>
          <table:table-cell office:value-type="string">
            <text:p>E</text:p>
          </table:table-cell>
          <table:table-cell office:value-type="float" office:value="2.5">
            <text:p>2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ys &amp; McKay</text:p>
          </table:table-cell>
          <table:table-cell office:value-type="string">
            <text:p>Saw &amp; Planing Mill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enderson-Molphus Co.</text:p>
          </table:table-cell>
          <table:table-cell office:value-type="string">
            <text:p>Saw &amp; Planing Mills</text:p>
          </table:table-cell>
          <table:table-cell office:value-type="string">
            <text:p>B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enderson-Molphus Mercantile Co.</text:p>
          </table:table-cell>
          <table:table-cell office:value-type="string">
            <text:p>Grocery Store</text:p>
          </table:table-cell>
          <table:table-cell office:value-type="string">
            <text:p>C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enson Floyd</text:p>
          </table:table-cell>
          <table:table-cell office:value-type="string">
            <text:p>Grocer, Gasoline &amp; Oi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ill F.D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illhouse D.S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lland J.B.</text:p>
          </table:table-cell>
          <table:table-cell office:value-type="string">
            <text:p>Saw Mill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oper H.M.</text:p>
          </table:table-cell>
          <table:table-cell office:value-type="string">
            <text:p>Grocer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uston W.C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well Construction Co.</text:p>
          </table:table-cell>
          <table:table-cell office:value-type="string">
            <text:p>Contractors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uckaby H. L.</text:p>
          </table:table-cell>
          <table:table-cell office:value-type="string">
            <text:p>Grocer &amp; Fill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utchinson H.B. &amp; Sons</text:p>
          </table:table-cell>
          <table:table-cell office:value-type="string">
            <text:p>Harness, Repair, Bicycles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Irons Colvin</text:p>
          </table:table-cell>
          <table:table-cell office:value-type="string">
            <text:p>Meat, 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hnson H.G.</text:p>
          </table:table-cell>
          <table:table-cell office:value-type="string">
            <text:p>Gin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hnson N.A.</text:p>
          </table:table-cell>
          <table:table-cell office:value-type="string">
            <text:p>Grocery Store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hnson Oscar</text:p>
          </table:table-cell>
          <table:table-cell office:value-type="string">
            <text:p>Grocery Stor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rdan Bros.</text:p>
          </table:table-cell>
          <table:table-cell office:value-type="string">
            <text:p>Mea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asdan David</text:p>
          </table:table-cell>
          <table:table-cell office:value-type="string">
            <text:p>Dry Goods, Clothing &amp; Shoes</text:p>
          </table:table-cell>
          <table:table-cell table:number-columns-repeated="2"/>
          <table:table-cell office:value-type="string">
            <text:p>see Louisville, KY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lly J.E.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nnedy L.</text:p>
          </table:table-cell>
          <table:table-cell office:value-type="string">
            <text:p>Dry Goods, 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rr Alex</text:p>
          </table:table-cell>
          <table:table-cell office:value-type="string">
            <text:p>Plumb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y &amp; McNeil</text:p>
          </table:table-cell>
          <table:table-cell office:value-type="string">
            <text:p>Auto Supplies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Land J.D. &amp; Son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Land &amp; Dees</text:p>
          </table:table-cell>
          <table:table-cell office:value-type="string">
            <text:p>Grocery Store</text:p>
          </table:table-cell>
          <table:table-cell office:value-type="string">
            <text:p>E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Lowry T.A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cKay J.H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cCloskey J. H.</text:p>
          </table:table-cell>
          <table:table-cell office:value-type="string">
            <text:p>Optician or Optica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cDonald Bros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cNeil Roy</text:p>
          </table:table-cell>
          <table:table-cell office:value-type="string">
            <text:p>Grocery, Fill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ars Bros.</text:p>
          </table:table-cell>
          <table:table-cell office:value-type="string">
            <text:p>Grocery Stor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ayo Electrical Co.</text:p>
          </table:table-cell>
          <table:table-cell office:value-type="string">
            <text:p>Repair</text:p>
          </table:table-cell>
          <table:table-cell office:value-type="string">
            <text:p>M</text:p>
          </table:table-cell>
          <table:table-cell/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ississippi Power Co.</text:p>
          </table:table-cell>
          <table:table-cell/>
          <table:table-cell office:value-type="string">
            <text:p>Aa</text:p>
          </table:table-cell>
          <table:table-cell office:value-type="string">
            <text:p>A1</text:p>
          </table:table-cell>
          <table:table-cell office:value-type="string">
            <text:p>Br of Gulfport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oak Oldsmobile Co.</text:p>
          </table:table-cell>
          <table:table-cell office:value-type="string">
            <text:p>Dealers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oore W.G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ulholland R.H.</text:p>
          </table:table-cell>
          <table:table-cell office:value-type="string">
            <text:p>Fill Station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Neshoha Democratt</text:p>
          </table:table-cell>
          <table:table-cell office:value-type="string">
            <text:p>Publishe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North Side Service Stat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O.K. Electic Co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atterson A.J.</text:p>
          </table:table-cell>
          <table:table-cell office:value-type="string">
            <text:p>Grocery Store</text:p>
          </table:table-cell>
          <table:table-cell office:value-type="string">
            <text:p>D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atterson H.M.</text:p>
          </table:table-cell>
          <table:table-cell office:value-type="string">
            <text:p>Grocery Stor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eebles B.B.</text:p>
          </table:table-cell>
          <table:table-cell office:value-type="string">
            <text:p>Auto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Bottling Co.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Compress Co.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Hardware Co.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Motor Co.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owell Miss Cenia </text:p>
          </table:table-cell>
          <table:table-cell office:value-type="string">
            <text:p>Photos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rice T.A.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anking G.M.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ea A.S.</text:p>
          </table:table-cell>
          <table:table-cell office:value-type="string">
            <text:p>Grocery Store 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iddle R.W.</text:p>
          </table:table-cell>
          <table:table-cell office:value-type="string">
            <text:p>Grocery Store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ush T.H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ushing J.C. &amp; Son, Fill Station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ussel J.A. &amp; Sons</text:p>
          </table:table-cell>
          <table:table-cell office:value-type="string">
            <text:p>Wholesale Grocer</text:p>
          </table:table-cell>
          <table:table-cell office:value-type="string">
            <text:p>C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eward O.A.</text:p>
          </table:table-cell>
          <table:table-cell office:value-type="string">
            <text:p>Dry Goods, Clothing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office:value-type="string">
            <text:p>also Seward &amp; Co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eward &amp; Co.</text:p>
          </table:table-cell>
          <table:table-cell table:number-columns-repeated="3"/>
          <table:table-cell office:value-type="string">
            <text:p>see Seward O.A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hepherd A.G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humaker &amp; Taylor</text:p>
          </table:table-cell>
          <table:table-cell office:value-type="string">
            <text:p>Gin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ikes Grocery Co.</text:p>
          </table:table-cell>
          <table:table-cell/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mith J.L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nyder H.S. Mercantile Co.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pivey-Ross Hardware Co.</text:p>
          </table:table-cell>
          <table:table-cell/>
          <table:table-cell office:value-type="string">
            <text:p>F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aylor L.A.</text:p>
          </table:table-cell>
          <table:table-cell office:value-type="string">
            <text:p>Caf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erry Dr. M. W.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hree-O-Three Service Co.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insley J.T.</text:p>
          </table:table-cell>
          <table:table-cell office:value-type="string">
            <text:p>Transfe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urner's Drug Store</text:p>
          </table:table-cell>
          <table:table-cell/>
          <table:table-cell office:value-type="string">
            <text:p>E</text:p>
          </table:table-cell>
          <table:table-cell office:value-type="float" office:value="3.5">
            <text:p>3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urner Hardware Co.</text:p>
          </table:table-cell>
          <table:table-cell/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Van Hooser J. H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ade-Stevens Co.</text:p>
          </table:table-cell>
          <table:table-cell office:value-type="string">
            <text:p>Saw Mill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all J.H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ebb James A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alker Will E.</text:p>
          </table:table-cell>
          <table:table-cell office:value-type="string">
            <text:p>Variety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atkins Motor Co.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ells A.G.</text:p>
          </table:table-cell>
          <table:table-cell office:value-type="string">
            <text:p>Gasoline &amp; Oi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ells Bros.</text:p>
          </table:table-cell>
          <table:table-cell office:value-type="string">
            <text:p>Service Station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hite D.E.</text:p>
          </table:table-cell>
          <table:table-cell office:value-type="string">
            <text:p>Dry Cleaning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iggins F.M.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illiams Bros.</text:p>
          </table:table-cell>
          <table:table-cell office:value-type="string">
            <text:p>Grocery Store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ood Ollie M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ooten E.W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Yates Drug Store</text:p>
          </table:table-cell>
          <table:table-cell office:value-type="string">
            <text:p>Drugs, Dry Goods</text:p>
          </table:table-cell>
          <table:table-cell office:value-type="string">
            <text:p>F</text:p>
          </table:table-cell>
          <table:table-cell office:value-type="float" office:value="2.5">
            <text:p>2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Yeates Jas.</text:p>
          </table:table-cell>
          <table:table-cell office:value-type="string">
            <text:p>Painter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Clay J.M. jr.</text:p>
          </table:table-cell>
          <table:table-cell office:value-type="string">
            <text:p>Drugs, Dry Goods, Shoes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Clay J.M. sr.</text:p>
          </table:table-cell>
          <table:table-cell office:value-type="string">
            <text:p>Gin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Dyer W.L.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Massey R.E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Rodgers W.P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Snow W.G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Highpoint</text:p>
          </table:table-cell>
          <table:table-cell office:value-type="string">
            <text:p>Winston</text:p>
          </table:table-cell>
          <table:table-cell office:value-type="string">
            <text:p>Carr Mrs. R.M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Highpoint</text:p>
          </table:table-cell>
          <table:table-cell office:value-type="string">
            <text:p>Winston</text:p>
          </table:table-cell>
          <table:table-cell office:value-type="string">
            <text:p>Fair &amp; Co.</text:p>
          </table:table-cell>
          <table:table-cell office:value-type="string">
            <text:p>Grocery Store</text:p>
          </table:table-cell>
          <table:table-cell office:value-type="string">
            <text:p>B+</text:p>
          </table:table-cell>
          <table:table-cell office:value-type="float" office:value="2">
            <text:p>2</text:p>
          </table:table-cell>
          <table:table-cell office:value-type="string">
            <text:p>Br. The Fair Co., Louisville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Highpoint</text:p>
          </table:table-cell>
          <table:table-cell office:value-type="string">
            <text:p>Winston</text:p>
          </table:table-cell>
          <table:table-cell office:value-type="string">
            <text:p>Reagin &amp; Ward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Highpoint</text:p>
          </table:table-cell>
          <table:table-cell office:value-type="string">
            <text:p>Winston</text:p>
          </table:table-cell>
          <table:table-cell office:value-type="string">
            <text:p>Sloan W.B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Highpoint</text:p>
          </table:table-cell>
          <table:table-cell office:value-type="string">
            <text:p>Winston</text:p>
          </table:table-cell>
          <table:table-cell office:value-type="string">
            <text:p>Smith's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Also Estes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Addkison B.R. </text:p>
          </table:table-cell>
          <table:table-cell office:value-type="string">
            <text:p>Grocer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Addkinson G.A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American Cresote Works, Inc.</text:p>
          </table:table-cell>
          <table:table-cell/>
          <table:table-cell office:value-type="string">
            <text:p>Aa</text:p>
          </table:table-cell>
          <table:table-cell office:value-type="string">
            <text:p>A1</text:p>
          </table:table-cell>
          <table:table-cell office:value-type="string">
            <text:p>Br. of Annapolis, Md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Atkinson L.G.</text:p>
          </table:table-cell>
          <table:table-cell office:value-type="string">
            <text:p>Cleaning and Pressing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aker J.W.</text:p>
          </table:table-cell>
          <table:table-cell office:value-type="string">
            <text:p>Building Contractor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arker Bakery</text:p>
          </table:table-cell>
          <table:table-cell table:number-columns-repeated="3"/>
          <table:table-cell office:value-type="string">
            <text:p>see E.S. Haynes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arton A.J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eardon P.S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lue Bird Cafe</text:p>
          </table:table-cell>
          <table:table-cell office:value-type="string">
            <text:p>Caf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rasfield W.L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rown J.M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ud's Cafe</text:p>
          </table:table-cell>
          <table:table-cell office:value-type="string">
            <text:p>Cafe</text:p>
          </table:table-cell>
          <table:table-cell office:value-type="string">
            <text:p>M</text:p>
          </table:table-cell>
          <table:table-cell/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arr Mrs. J.C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arr Boyles Drug Store Co.</text:p>
          </table:table-cell>
          <table:table-cell office:value-type="string">
            <text:p>Drug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arr S.T. Drug Store</text:p>
          </table:table-cell>
          <table:table-cell office:value-type="string">
            <text:p>Drug Stor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arr &amp; Belk</text:p>
          </table:table-cell>
          <table:table-cell office:value-type="string">
            <text:p>Groce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arter Mrs. Ida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ash Store </text:p>
          </table:table-cell>
          <table:table-cell office:value-type="string">
            <text:p>Grocer, Dry Goods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atledge A.L.</text:p>
          </table:table-cell>
          <table:table-cell office:value-type="string">
            <text:p>Cleaning and Pressing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entral Mississippi Telephone Co.</text:p>
          </table:table-cell>
          <table:table-cell/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hapell Miss Louise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lark A.E.</text:p>
          </table:table-cell>
          <table:table-cell office:value-type="string">
            <text:p>Shoe Repai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larke C.:.</text:p>
          </table:table-cell>
          <table:table-cell office:value-type="string">
            <text:p>Cabinet Maker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oley &amp; Hemphill Meat Market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or Lou Brick Co.</text:p>
          </table:table-cell>
          <table:table-cell table:number-columns-repeated="5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ourts W.H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utledge A.L.</text:p>
          </table:table-cell>
          <table:table-cell office:value-type="string">
            <text:p>Cleaning and Pressing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utts J.R.</text:p>
          </table:table-cell>
          <table:table-cell office:value-type="string">
            <text:p>Grocer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avis J.L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empsey B.K.R.</text:p>
          </table:table-cell>
          <table:table-cell office:value-type="string">
            <text:p>Coal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empsey Bros.</text:p>
          </table:table-cell>
          <table:table-cell office:value-type="string">
            <text:p>Garage</text:p>
          </table:table-cell>
          <table:table-cell table:number-columns-repeated="2"/>
          <table:table-cell office:value-type="string">
            <text:p>Also Dempsey Motor Co. not inc. Grenada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onald J.B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onald Mrs. Katie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onald &amp; Smith</text:p>
          </table:table-cell>
          <table:table-cell office:value-type="string">
            <text:p>Grocery Stor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uck Mrs. Geo</text:p>
          </table:table-cell>
          <table:table-cell office:value-type="string">
            <text:p>Millner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Earhart C.C.</text:p>
          </table:table-cell>
          <table:table-cell office:value-type="string">
            <text:p>Tire and Vulcanery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Earhart Brick Co.</text:p>
          </table:table-cell>
          <table:table-cell office:value-type="string">
            <text:p>Manufactures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Ellis &amp; McCulley</text:p>
          </table:table-cell>
          <table:table-cell office:value-type="string">
            <text:p>Grocer, Feed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Ezell J.B.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Fair Co. The</text:p>
          </table:table-cell>
          <table:table-cell office:value-type="string">
            <text:p>Grocery Store</text:p>
          </table:table-cell>
          <table:table-cell office:value-type="string">
            <text:p>B+</text:p>
          </table:table-cell>
          <table:table-cell office:value-type="float" office:value="1.5">
            <text:p>1.5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Fair D.L. Lumber Co.</text:p>
          </table:table-cell>
          <table:table-cell office:value-type="string">
            <text:p>Saw Mill</text:p>
          </table:table-cell>
          <table:table-cell table:number-columns-repeated="2"/>
          <table:table-cell office:value-type="string">
            <text:p>not inc.</text:p>
          </table:table-cell>
          <table:table-cell office:value-type="string">
            <text:p>see The Fair Company (not inc.)</text:p>
          </table:table-cell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Fox Drug Co</text:p>
          </table:table-cell>
          <table:table-cell/>
          <table:table-cell office:value-type="string">
            <text:p>H</text:p>
          </table:table-cell>
          <table:table-cell office:value-type="float" office:value="3.4">
            <text:p>3.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Felcher W.W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iffin F.H.</text:p>
          </table:table-cell>
          <table:table-cell office:value-type="string">
            <text:p>Service Statio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ordon J.</text:p>
          </table:table-cell>
          <table:table-cell office:value-type="string">
            <text:p>Dry Goods, Clothing</text:p>
          </table:table-cell>
          <table:table-cell office:value-type="string">
            <text:p>D+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raham L.B.</text:p>
          </table:table-cell>
          <table:table-cell office:value-type="string">
            <text:p>Hardwa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reen Grady 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reer's</text:p>
          </table:table-cell>
          <table:table-cell office:value-type="string">
            <text:p>Dry Goods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reer-Fuller Mercantile Co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riffin H.S.</text:p>
          </table:table-cell>
          <table:table-cell office:value-type="string">
            <text:p>Grocer , Gasoline &amp; Oil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riffin J.W,</text:p>
          </table:table-cell>
          <table:table-cell office:value-type="string">
            <text:p>Gasoline &amp; Oil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aines J.D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ammons Mrs. J.</text:p>
          </table:table-cell>
          <table:table-cell office:value-type="string">
            <text:p>Restaurant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ardings Sandwhich Shop</text:p>
          </table:table-cell>
          <table:table-cell office:value-type="string">
            <text:p>Caf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arris B.</text:p>
          </table:table-cell>
          <table:table-cell office:value-type="string">
            <text:p>Hardware &amp; Furniture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aynes E.S.</text:p>
          </table:table-cell>
          <table:table-cell office:value-type="string">
            <text:p>Bakery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ight C.H.</text:p>
          </table:table-cell>
          <table:table-cell office:value-type="string">
            <text:p>Contracto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ight Will C.</text:p>
          </table:table-cell>
          <table:table-cell office:value-type="string">
            <text:p>Newspaper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ollingsworth J.E.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olmes J.R.</text:p>
          </table:table-cell>
          <table:table-cell office:value-type="string">
            <text:p>Variety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oward Drug Co.</text:p>
          </table:table-cell>
          <table:table-cell table:number-columns-repeated="3"/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ull H.H.</text:p>
          </table:table-cell>
          <table:table-cell office:value-type="string">
            <text:p>Grocery Store</text:p>
          </table:table-cell>
          <table:table-cell office:value-type="string">
            <text:p>E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ull W.R. &amp; Co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unt H.E.</text:p>
          </table:table-cell>
          <table:table-cell office:value-type="string">
            <text:p>Auto, Garag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r. Noxapater Hardware Co., Noxapeter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untley C.C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utcherson H.G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Ivey R.L.</text:p>
          </table:table-cell>
          <table:table-cell office:value-type="string">
            <text:p>Jewelry Repair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Jordan Poster Advertising Co.</text:p>
          </table:table-cell>
          <table:table-cell/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Kinard O.E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Kinard J.M. &amp; Co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Kinnard J.S.</text:p>
          </table:table-cell>
          <table:table-cell office:value-type="string">
            <text:p>Grocer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Kirkpatrick Electric Service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Knight A.L.</text:p>
          </table:table-cell>
          <table:table-cell office:value-type="string">
            <text:p>Meat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ancaster W.O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and A.C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angley H.G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ee T.J.</text:p>
          </table:table-cell>
          <table:table-cell office:value-type="string">
            <text:p>Grocery Store</text:p>
          </table:table-cell>
          <table:table-cell office:value-type="string">
            <text:p>D+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ewis L.M.</text:p>
          </table:table-cell>
          <table:table-cell office:value-type="string">
            <text:p>Caf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dell E.L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dell N.L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me-Cola Bottling Co.</text:p>
          </table:table-cell>
          <table:table-cell table:number-columns-repeated="3"/>
          <table:table-cell office:value-type="string">
            <text:p>not inc., see J.W. Williamson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ndsay W.D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ndsey &amp; Colez</text:p>
          </table:table-cell>
          <table:table-cell office:value-type="string">
            <text:p>Grocer, Meat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vingston J.D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Brick &amp; Tile Co.</text:p>
          </table:table-cell>
          <table:table-cell office:value-type="string">
            <text:p>Manufactures</text:p>
          </table:table-cell>
          <table:table-cell table:number-columns-repeated="2"/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 Coca-Cola Bottling Co.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Compress &amp; Warehouse Co.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Furniture Co.</text:p>
          </table:table-cell>
          <table:table-cell/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Gin Co.</text:p>
          </table:table-cell>
          <table:table-cell office:value-type="string">
            <text:p>Gin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Motor Co.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Produce Co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Theatr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vorn Dr. E.L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yle J.W. Co.</text:p>
          </table:table-cell>
          <table:table-cell office:value-type="string">
            <text:p>Wholesale, Groce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Graw J.D.</text:p>
          </table:table-cell>
          <table:table-cell office:value-type="string">
            <text:p>Grocery Store</text:p>
          </table:table-cell>
          <table:table-cell office:value-type="string">
            <text:p>D+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Graw M.A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Graw &amp; Burnett</text:p>
          </table:table-cell>
          <table:table-cell office:value-type="string">
            <text:p>Cotton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Intyre &amp; Dze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Kay J.G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Leod E.S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Leod L.J.</text:p>
          </table:table-cell>
          <table:table-cell office:value-type="string">
            <text:p>Restaurant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Quin H.V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ng &amp; Hunt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ssissippi Power Co.</text:p>
          </table:table-cell>
          <table:table-cell/>
          <table:table-cell office:value-type="string">
            <text:p>Aa</text:p>
          </table:table-cell>
          <table:table-cell office:value-type="string">
            <text:p>A1</text:p>
          </table:table-cell>
          <table:table-cell office:value-type="string">
            <text:p><text:s/>br of Gulfport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ssissippi Telephone Co.</text:p>
          </table:table-cell>
          <table:table-cell table:number-columns-repeated="5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tchell A.C.</text:p>
          </table:table-cell>
          <table:table-cell office:value-type="string">
            <text:p>Saw Mill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tchell M.G.</text:p>
          </table:table-cell>
          <table:table-cell office:value-type="string">
            <text:p>Blacksmith 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tchell Ice &amp; Storage Co.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<text:s/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oorehead C.J.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organ Lester T.</text:p>
          </table:table-cell>
          <table:table-cell office:value-type="string">
            <text:p>Grocer, Feed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organ T.H. &amp; Co.</text:p>
          </table:table-cell>
          <table:table-cell office:value-type="string">
            <text:p>Dry Goods, Clothing</text:p>
          </table:table-cell>
          <table:table-cell office:value-type="string">
            <text:p>F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orris H.</text:p>
          </table:table-cell>
          <table:table-cell office:value-type="string">
            <text:p>Jewelry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Osborn C.W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Owen <text:s/>E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Parkes Roger</text:p>
          </table:table-cell>
          <table:table-cell office:value-type="string">
            <text:p>Drugs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Parks Mrs. T. A.</text:p>
          </table:table-cell>
          <table:table-cell office:value-type="string">
            <text:p>Hot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Pearson N.C.</text:p>
          </table:table-cell>
          <table:table-cell office:value-type="string">
            <text:p>Manufactur, Ice Cream</text:p>
          </table:table-cell>
          <table:table-cell office:value-type="string">
            <text:p>D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Pearson Bros.</text:p>
          </table:table-cell>
          <table:table-cell office:value-type="string">
            <text:p>Saw Mill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People's Cafe</text:p>
          </table:table-cell>
          <table:table-cell table:number-columns-repeated="3"/>
          <table:table-cell office:value-type="string">
            <text:p>not inc., see B.W. McMullin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Porter Mrs. C.T.</text:p>
          </table:table-cell>
          <table:table-cell office:value-type="string">
            <text:p>Grocery Store, Saw Mill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ay &amp; Smith</text:p>
          </table:table-cell>
          <table:table-cell office:value-type="string">
            <text:p>Meat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eed C.C.</text:p>
          </table:table-cell>
          <table:table-cell office:value-type="string">
            <text:p>Restaurant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hodes W.T.</text:p>
          </table:table-cell>
          <table:table-cell office:value-type="string">
            <text:p>Lumber, Autos, Garage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ichardson A.D.</text:p>
          </table:table-cell>
          <table:table-cell office:value-type="string">
            <text:p>Cleaning and Pressing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ichardson W.B.</text:p>
          </table:table-cell>
          <table:table-cell office:value-type="string">
            <text:p>Jewelry Repai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ichardson &amp; Lindsey</text:p>
          </table:table-cell>
          <table:table-cell office:value-type="string">
            <text:p>Grocer, Feed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oberts J.B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ogers V.D.</text:p>
          </table:table-cell>
          <table:table-cell office:value-type="string">
            <text:p>Shoe Repair, Grocer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Sharp Co.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Shelby Service Station</text:p>
          </table:table-cell>
          <table:table-cell office:value-type="string">
            <text:p>Service Station</text:p>
          </table:table-cell>
          <table:table-cell table:number-columns-repeated="2"/>
          <table:table-cell office:value-type="string">
            <text:p>see L.W. Johnson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Skidmore G.A.</text:p>
          </table:table-cell>
          <table:table-cell office:value-type="string">
            <text:p>Groce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Smith T.J.</text:p>
          </table:table-cell>
          <table:table-cell office:value-type="string">
            <text:p>Grocer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Smith R.L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Smith &amp; Berryhill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abor J.O.</text:p>
          </table:table-cell>
          <table:table-cell office:value-type="string">
            <text:p>Garage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aylor Bros.</text:p>
          </table:table-cell>
          <table:table-cell office:value-type="string">
            <text:p>Grocer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aylor &amp; Hight</text:p>
          </table:table-cell>
          <table:table-cell office:value-type="string">
            <text:p>Autos, Garage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homas &amp; Hemphill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immins A.W.</text:p>
          </table:table-cell>
          <table:table-cell office:value-type="string">
            <text:p>Plumb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riangle Service Station</text:p>
          </table:table-cell>
          <table:table-cell office:value-type="string">
            <text:p>Service Station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riplett J.W.</text:p>
          </table:table-cell>
          <table:table-cell office:value-type="string">
            <text:p>Fill Station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riplett Rodney</text:p>
          </table:table-cell>
          <table:table-cell office:value-type="string">
            <text:p>Fill Station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riplett Motor Co.</text:p>
          </table:table-cell>
          <table:table-cell table:number-columns-repeated="3"/>
          <table:table-cell office:value-type="string">
            <text:p>not inc., br of Brooksville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urner E.T.</text:p>
          </table:table-cell>
          <table:table-cell office:value-type="string">
            <text:p>Mea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yson S.D. &amp; Co.</text:p>
          </table:table-cell>
          <table:table-cell office:value-type="string">
            <text:p>Grocery Store</text:p>
          </table:table-cell>
          <table:table-cell office:value-type="string">
            <text:p>F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allace W.W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arner O.L.</text:p>
          </table:table-cell>
          <table:table-cell office:value-type="string">
            <text:p>Caf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atson J.H.</text:p>
          </table:table-cell>
          <table:table-cell office:value-type="string">
            <text:p>Coal, Grocer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atson Grocery Co.</text:p>
          </table:table-cell>
          <table:table-cell office:value-type="string">
            <text:p>Grocer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ebster Mrs. J.T.</text:p>
          </table:table-cell>
          <table:table-cell office:value-type="string">
            <text:p>Millinery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hite D.E.e E.C.</text:p>
          </table:table-cell>
          <table:table-cell office:value-type="string">
            <text:p>Garag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icker C.C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illiamson J.W.</text:p>
          </table:table-cell>
          <table:table-cell office:value-type="string">
            <text:p>Bottler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inston County Enterprise</text:p>
          </table:table-cell>
          <table:table-cell office:value-type="string">
            <text:p>Publish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inston Motor Co.</text:p>
          </table:table-cell>
          <table:table-cell table:number-columns-repeated="3"/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inston Oil Co.</text:p>
          </table:table-cell>
          <table:table-cell table:number-columns-repeated="3"/>
          <table:table-cell office:value-type="string">
            <text:p>not inc.</text:p>
          </table:table-cell>
          <table:table-cell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ood Mrs. Alma</text:p>
          </table:table-cell>
          <table:table-cell office:value-type="string">
            <text:p>Millinery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oodward C.C.</text:p>
          </table:table-cell>
          <table:table-cell office:value-type="string">
            <text:p>Restaurant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oodward J.N.</text:p>
          </table:table-cell>
          <table:table-cell office:value-type="string">
            <text:p>Gin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oodward Shelby </text:p>
          </table:table-cell>
          <table:table-cell office:value-type="string">
            <text:p>Shoe Repair, Fill Station, Hotel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929">
            <text:p>1929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oodward W.F.</text:p>
          </table:table-cell>
          <table:table-cell/>
          <table:table-cell office:value-type="string">
            <text:p>Hotel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Barnes L. &amp; Bro.</text:p>
          </table:table-cell>
          <table:table-cell office:value-type="string">
            <text:p>Cafe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Coleman Wren</text:p>
          </table:table-cell>
          <table:table-cell office:value-type="string">
            <text:p>Grocery Store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Fair Co., The</text:p>
          </table:table-cell>
          <table:table-cell office:value-type="string">
            <text:p>Grocery Store</text:p>
          </table:table-cell>
          <table:table-cell office:value-type="string">
            <text:p>B+</text:p>
          </table:table-cell>
          <table:table-cell office:value-type="float" office:value="1.5">
            <text:p>1.5</text:p>
          </table:table-cell>
          <table:table-cell office:value-type="string">
            <text:p>Br of Louisville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Glenn&amp;Glenn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Gunn E.A.</text:p>
          </table:table-cell>
          <table:table-cell office:value-type="string">
            <text:p>Drugs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Jackson &amp; Shepherd</text:p>
          </table:table-cell>
          <table:table-cell office:value-type="string">
            <text:p>Blacksmith 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Jarvis G.W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K &amp; M Chevrolet Co.</text:p>
          </table:table-cell>
          <table:table-cell office:value-type="string">
            <text:p>Dealers, Autos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Kilgore &amp; Smith</text:p>
          </table:table-cell>
          <table:table-cell office:value-type="string">
            <text:p>Garag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Kilpatrick &amp; Boswell</text:p>
          </table:table-cell>
          <table:table-cell office:value-type="string">
            <text:p>Drugs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McBrayer B.F.</text:p>
          </table:table-cell>
          <table:table-cell office:value-type="string">
            <text:p>Grocery Store</text:p>
          </table:table-cell>
          <table:table-cell office:value-type="string">
            <text:p>E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Norris M.C.</text:p>
          </table:table-cell>
          <table:table-cell office:value-type="string">
            <text:p>Caf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Noxapeter Grocery Co.</text:p>
          </table:table-cell>
          <table:table-cell office:value-type="string">
            <text:p>Grocer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Noxapeter Hardware Co.</text:p>
          </table:table-cell>
          <table:table-cell office:value-type="string">
            <text:p>Hardware, Furnitu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Noxapeter Hotel</text:p>
          </table:table-cell>
          <table:table-cell office:value-type="string">
            <text:p>Hote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Noxapeter Motor Co.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Price J.A.</text:p>
          </table:table-cell>
          <table:table-cell office:value-type="string">
            <text:p>Saw Mill, Grocery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Reed C.C.</text:p>
          </table:table-cell>
          <table:table-cell office:value-type="string">
            <text:p>Hot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Vanlandingham H.J.</text:p>
          </table:table-cell>
          <table:table-cell office:value-type="string">
            <text:p>Blacksmith 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Varnado R.A.</text:p>
          </table:table-cell>
          <table:table-cell office:value-type="string">
            <text:p>Saw Mill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Watkins &amp; Richardson</text:p>
          </table:table-cell>
          <table:table-cell office:value-type="string">
            <text:p>Groce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Winston Oil Co.</text:p>
          </table:table-cell>
          <table:table-cell office:value-type="string">
            <text:p>Fill Station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Yarbrough T.M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3" table:number-rows-repeated="1048239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00:06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1T20:47:44</meta:creation-date>
    <dc:date>2013-04-01T01:35:43</dc:date>
    <meta:editing-duration>PT3H52M12S</meta:editing-duration>
    <meta:editing-cycles>10</meta:editing-cycles>
    <meta:generator>LibreOffice/3.6$Linux_X86_64 LibreOffice_project/360m1$Build-2</meta:generator>
    <meta:document-statistic meta:table-count="1" meta:cell-count="2479" meta:object-count="0"/>
  </office:meta>
</office:document-meta>
</file>